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f3f" officeooo:paragraph-rsid="0006af3f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af3f" officeooo:paragraph-rsid="0006af3f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: </text:p>
      <text:p text:style-name="P1"/>
      <text:p text:style-name="P2"><text:bookmark text:name="docs-internal-guid-0afbf2f5-7fff-b123-6f0f-f91b259ab5ee"/>ghp_4hAPCQNowiF8mzsu2qXazhckZQZwWb3SNKb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9:51:10.578796554</meta:creation-date>
    <dc:date>2024-04-22T19:51:26.327561242</dc:date>
    <meta:editing-duration>PT16S</meta:editing-duration>
    <meta:editing-cycles>1</meta:editing-cycles>
    <meta:document-statistic meta:table-count="0" meta:image-count="0" meta:object-count="0" meta:page-count="1" meta:paragraph-count="2" meta:word-count="3" meta:character-count="54" meta:non-whitespace-character-count="52"/>
    <meta:generator>LibreOffice/7.3.7.2$Linux_X86_64 LibreOffice_project/30$Build-2</meta:generator>
  </office:meta>
</office:document-meta>
</file>